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Estado Civil" table:style-name="ce1">
            <text:p>Estado Civil</text:p>
          </table:table-cell>
          <table:table-cell office:value-type="string" office:value="ensino fundamental" table:style-name="ce1">
            <text:p>ensino fundamental</text:p>
          </table:table-cell>
          <table:table-cell office:value-type="string" office:value="ensino médio" table:style-name="ce1">
            <text:p>ensino médio</text:p>
          </table:table-cell>
          <table:table-cell office:value-type="string" office:value="superior" table:style-name="ce1">
            <text:p>superior</text:p>
          </table:table-cell>
        </table:table-row>
        <table:table-row>
          <table:table-cell office:value-type="string" office:value="casado" table:style-name="ce1">
            <text:p>casado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</table:table-row>
        <table:table-row>
          <table:table-cell office:value-type="string" office:value="solteiro" table:style-name="ce1">
            <text:p>solteiro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